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697916666666667in"/>
    </style:style>
    <style:style style:name="co3" style:family="table-column">
      <style:table-column-properties fo:break-before="auto" style:column-width="3.7708333333333335in"/>
    </style:style>
    <style:style style:name="co4" style:family="table-column">
      <style:table-column-properties fo:break-before="auto" style:column-width="2.04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Date </text:p>
          </table:table-cell>
          <table:table-cell table:style-name="ce22" office:value-type="string">
            <text:p>Charge </text:p>
          </table:table-cell>
          <table:table-cell table:style-name="ce23" office:value-type="string">
            <text:p>Street </text:p>
          </table:table-cell>
          <table:table-cell table:style-name="ce23" office:value-type="string">
            <text:p>Zipcode </text:p>
          </table:table-cell>
          <table:table-cell table:style-name="ce21" office:value-type="string">
            <text:p>SubDivsion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MOTOR VEHICLE THEFT </text:p>
          </table:table-cell>
          <table:table-cell table:style-name="ce22" office:value-type="string">
            <text:p>ALBACORE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MILL COVE ESTATES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BURGLARY, RESIDENTIAL </text:p>
          </table:table-cell>
          <table:table-cell table:style-name="ce22" office:value-type="string">
            <text:p>ALBACORE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MILL COVE ESTATES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BURGLARY, RESIDENTIAL </text:p>
          </table:table-cell>
          <table:table-cell table:style-name="ce22" office:value-type="string">
            <text:p>ALICE COURT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WILLOW LAKES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ALLEN HARRIS DRIVE </text:p>
          </table:table-cell>
          <table:table-cell table:style-name="ce26" office:value-type="float" office:value="23692">
            <text:p>23692</text:p>
          </table:table-cell>
          <table:table-cell table:style-name="ce27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 HARRIS DRIVE </text:p>
          </table:table-cell>
          <table:table-cell table:style-name="ce26" office:value-type="float" office:value="23692">
            <text:p>23692</text:p>
          </table:table-cell>
          <table:table-cell table:style-name="ce27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RUNAWAY JUVENILE </text:p>
          </table:table-cell>
          <table:table-cell table:style-name="ce22" office:value-type="string">
            <text:p>ALLEN HARRIS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S MILL ROAD </text:p>
          </table:table-cell>
          <table:table-cell table:style-name="ce26" office:value-type="float" office:value="23692">
            <text:p>23692</text:p>
          </table:table-cell>
          <table:table-cell table:style-name="ce28"/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ALLENS MILL ROAD </text:p>
          </table:table-cell>
          <table:table-cell table:style-name="ce25" office:value-type="float" office:value="23692">
            <text:p>23692</text:p>
          </table:table-cell>
          <table:table-cell table:style-name="ce21"/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S MILL ROAD </text:p>
          </table:table-cell>
          <table:table-cell table:style-name="ce26" office:value-type="float" office:value="23692">
            <text:p>23692</text:p>
          </table:table-cell>
          <table:table-cell table:style-name="ce28"/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S MILL ROAD </text:p>
          </table:table-cell>
          <table:table-cell table:style-name="ce26" office:value-type="float" office:value="23692">
            <text:p>23692</text:p>
          </table:table-cell>
          <table:table-cell table:style-name="ce28"/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S MILL ROAD </text:p>
          </table:table-cell>
          <table:table-cell table:style-name="ce26" office:value-type="float" office:value="23692">
            <text:p>23692</text:p>
          </table:table-cell>
          <table:table-cell table:style-name="ce28"/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3"/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MORY LANE </text:p>
          </table:table-cell>
          <table:table-cell table:style-name="ce25" office:value-type="float" office:value="23692">
            <text:p>23692</text:p>
          </table:table-cell>
          <table:table-cell table:style-name="ce29"/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IDENTITY FRAUD </text:p>
          </table:table-cell>
          <table:table-cell table:style-name="ce22" office:value-type="string">
            <text:p>ANCHOR LAN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SHIP POINT FARM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THREATEN BODILY HARM </text:p>
          </table:table-cell>
          <table:table-cell table:style-name="ce22" office:value-type="string">
            <text:p>ANCHOR LAN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SHIP POINT FARM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NDREWS CROSSING </text:p>
          </table:table-cell>
          <table:table-cell table:style-name="ce26" office:value-type="float" office:value="23692">
            <text:p>23692</text:p>
          </table:table-cell>
          <table:table-cell table:style-name="ce27" office:value-type="string">
            <text:p>PATRICKS LANDING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6" office:value-type="float" office:value="23692">
            <text:p>23692</text:p>
          </table:table-cell>
          <table:table-cell table:style-name="ce27" office:value-type="string">
            <text:p>CLAIRMONT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MOTOR VEHICLE THEFT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INDECENT EXPOSURE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PETIT LARCENY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PETIT LARCENY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RUNAWAY JUVENILE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RUNAWAY JUVENILE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RUNAWAY JUVENILE </text:p>
          </table:table-cell>
          <table:table-cell table:style-name="ce22" office:value-type="string">
            <text:p>ARCADIA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CLAIRMONT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3-19T00:00:00">
            <text:p>3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PORNOGRAPHY/OBSCENE MATERIAL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RTILLE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RTILLE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SPEN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ASPEN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SPEN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ASPEN BLVD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EDGEHILL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BURGLARY, RESIDENTIAL </text:p>
          </table:table-cell>
          <table:table-cell table:style-name="ce22" office:value-type="string">
            <text:p>BAILEY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LAKESIDE FOREST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PETIT LARCENY </text:p>
          </table:table-cell>
          <table:table-cell table:style-name="ce22" office:value-type="string">
            <text:p>BAILEY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LAKESIDE FOREST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ISORDERLY CONDUCT </text:p>
          </table:table-cell>
          <table:table-cell table:style-name="ce22" office:value-type="string">
            <text:p>BAILEY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LAKESIDE FOREST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ILE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AILE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ILE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AILE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RCROFT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RCROFT</text:p>
          </table:table-cell>
        </table:table-row>
        <table:table-row table:style-name="ro2">
          <table:table-cell table:style-name="ce24" office:value-type="date" office:date-value="2006-02-26T00:00:00">
            <text:p>2/26/2006</text:p>
          </table:table-cell>
          <table:table-cell table:style-name="ce21" office:value-type="string">
            <text:p>DRUNK IN PUBLIC </text:p>
          </table:table-cell>
          <table:table-cell table:style-name="ce22" office:value-type="string">
            <text:p>BARCROFT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BARCROFT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FLEU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MOTOR VEHICLE THEFT </text:p>
          </table:table-cell>
          <table:table-cell table:style-name="ce22" office:value-type="string">
            <text:p>BARFLEUR PLAC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BARFLEU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ARFLEU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ARN 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N 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DRUGS, PWID MARIJUANA </text:p>
          </table:table-cell>
          <table:table-cell table:style-name="ce22" office:value-type="string">
            <text:p>BASTA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DEAD ON ARRIVAL </text:p>
          </table:table-cell>
          <table:table-cell table:style-name="ce22" office:value-type="string">
            <text:p>BATTLE ROAD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BATTLE PARK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PETIT LARCENY </text:p>
          </table:table-cell>
          <table:table-cell table:style-name="ce22" office:value-type="string">
            <text:p>BATTLE ROAD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BATTLE PARK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DRIVING UNDER THE INFLUENCE,DRUGS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AY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Y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E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E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LL HIL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11-14T00:00:00">
            <text:p>11/1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ELL HILL DRIVI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ELVIN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RRYS LAND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I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I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LUE HER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OLIVAR DR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OLIVA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BOLIVA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BOLIVA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ONITO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ILL COVE ESTATES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FALSE INFORMATION TO POLICE </text:p>
          </table:table-cell>
          <table:table-cell table:style-name="ce21" office:value-type="string">
            <text:p>BRANDYWI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BREEZ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EZ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RIARWOOD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7-12T00:00:00">
            <text:p>7/12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BRIGA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GA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ROKEN BRIDG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OKENBRIDG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OFFICERS REPORT </text:p>
          </table:table-cell>
          <table:table-cell table:style-name="ce21" office:value-type="string">
            <text:p>BROKENBRIDG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5-12-20T00:00:00">
            <text:p>12/20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BROKENBRIDG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4" office:value-type="date" office:date-value="2006-11-18T00:00:00">
            <text:p>11/18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BROOK LAN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MEADOWBROOK PARK</text:p>
          </table:table-cell>
        </table:table-row>
        <table:table-row table:style-name="ro2">
          <table:table-cell table:style-name="ce24" office:value-type="date" office:date-value="2006-04-06T00:00:00">
            <text:p>4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BROOK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Y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2-14T00:00:00">
            <text:p>2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CKINGHAM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ODWIN NECK ESTATES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CKINGHAM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ODWIN NECK ESTATES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NT BRIDGE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RNT BRIDGE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RNT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URNT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URNT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URTS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L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CARL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ARL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RL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CARO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CARO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CARO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CARO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CARO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RAWAY TER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CARRAWAY TER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RRAWAY TER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RRAWAY TER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4" office:value-type="date" office:date-value="2005-10-15T00:00:00">
            <text:p>10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RRAWAY TER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RVER PLACE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RVER PLACE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STELLO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STELLO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ASTELLO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4-17T00:00:00">
            <text:p>4/1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CEDAR POINT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HARLENE COURT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CHARLENE COURT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CHARLENE COURT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CHOISY CRESCENT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5-12-31T00:00:00">
            <text:p>12/31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OISY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LAIRMONT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5-09T00:00:00">
            <text:p>5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AIRMONT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LAIRMONT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BERTS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OLBERTS TRACE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BERTS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OLBERTS TRACE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PELAN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PELAN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OPELAN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PELAN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12-23T00:00:00">
            <text:p>12/2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ANDY LOOP ESTATES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TAKING INDECENT LIBERTIES WITH CHILD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TAKING INDECENT LIBERTIES WITH CHILD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4T00:00:00">
            <text:p>12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PH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PH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PH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PH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PH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PH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5-11-19T00:00:00">
            <text:p>11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PH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3T00:00:00">
            <text:p>9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9T00:00:00">
            <text:p>5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9T00:00:00">
            <text:p>5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RECKLESS HANDLING OF FIREARM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5-08-30T00:00:00">
            <text:p>8/30/2005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OLLY POINT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RNMOM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RNMOM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6-08T00:00:00">
            <text:p>6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EXCESSIVE NOISE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THEFT OR RECEIPT OF STOLEN FIREARM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1T00:00:00">
            <text:p>11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1T00:00:00">
            <text:p>11/21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DISCHARGE OF WEAPON IN OR ACROSS ROAD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4T00:00:00">
            <text:p>1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6T00:00:00">
            <text:p>4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OROTH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DITH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EDITH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LLA TAYLO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LA TAYLO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ELLA TAYLO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LLA TAYLO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LL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QUARTERS OF YORK COUNTY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LL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QUARTERS OF YORK COUNTY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LL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QUARTERS OF YORK COUNTY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LL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QUARTERS OF YORK COUNTY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AIRFIEL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FAIRFIEL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FALLING SPRING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ELDING LEW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ELDING LEW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ELDING LEW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ELDING LEW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FIRST ST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SHNECK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HIP POINT LANDING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TEMPORARY DETENTION ORDER </text:p>
          </table:table-cell>
          <table:table-cell table:style-name="ce21" office:value-type="string">
            <text:p>FISHNECK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HIP POINT LANDING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ISHNECK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HIP POINT LANDING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FISHNECK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HIP POINT LANDING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FREEDOM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FREEDOM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INE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AINES ESTATE</text:p>
          </table:table-cell>
        </table:table-row>
        <table:table-row table:style-name="ro2">
          <table:table-cell table:style-name="ce24" office:value-type="date" office:date-value="2005-11-01T00:00:00">
            <text:p>11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INE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AINES ESTATE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5-12-19T00:00:00">
            <text:p>12/19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DRIVING UNDER THE INFLUENCE,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3T00:00:00">
            <text:p>12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DRINKING WHILE OPERATING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4T00:00:00">
            <text:p>12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1T00:00:00">
            <text:p>11/21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8T00:00:00">
            <text:p>11/1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8T00:00:00">
            <text:p>11/1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4T00:00:00">
            <text:p>11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FORGERY BY PERSCRIPTIO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INSPECTION - NONE OR EXPIRE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1T00:00:00">
            <text:p>10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5T00:00:00">
            <text:p>10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8T00:00:00">
            <text:p>8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FORGING COIN AND BANK NOT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STEAL OR TAMPER WITH COIN OPERATED EQUIPMEN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5-11-02T00:00:00">
            <text:p>11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EXCESSIVE NOI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7T00:00:00">
            <text:p>7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9T00:00:00">
            <text:p>7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2T00:00:00">
            <text:p>7/1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2T00:00:00">
            <text:p>7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2T00:00:00">
            <text:p>7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9T00:00:00">
            <text:p>6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7T00:00:00">
            <text:p>6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OBTAINING DRUGS BY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THREATS TO BOMB OR DAMAGE BUILD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9T00:00:00">
            <text:p>5/9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string">
            <text:p>5/1/1920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3T00:00:00">
            <text:p>5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3T00:00:00">
            <text:p>5/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GEO WASH MEM HWY </text:p>
          </table:table-cell>
          <table:table-cell table:style-name="ce25" office:value-type="float" office:value="23692">
            <text:p>23692</text:p>
          </table:table-cell>
          <table:table-cell table:style-name="ce21"/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2T00:00:00">
            <text:p>3/22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2T00:00:00">
            <text:p>3/2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1T00:00:00">
            <text:p>3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9T00:00:00">
            <text:p>3/1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3T00:00:00">
            <text:p>2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7T00:00:00">
            <text:p>2/27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3T00:00:00">
            <text:p>2/23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5T00:00:00">
            <text:p>2/15/2006</text:p>
          </table:table-cell>
          <table:table-cell table:style-name="ce21" office:value-type="string">
            <text:p>MANUF, SALE, POSS CONTROL SUBST -SCHEDULE I,II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2T00:00:00">
            <text:p>2/12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STEAL OR TAMPER WITH COIN OPERATED EQUIPMEN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5-11-30T00:00:00">
            <text:p>11/30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5-12-22T00:00:00">
            <text:p>12/22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SHOOTING FROM VEHICL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NO OPERATORS LICENSE IN POSSESSIO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31T00:00:00">
            <text:p>12/31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6T00:00:00">
            <text:p>3/1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3T00:00:00">
            <text:p>2/23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FRAUD-CREDIT CARD/AUTOMATIC TELL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3T00:00:00">
            <text:p>11/23/2006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THREATS OF DEATH OR BODILY INJURY BY LETTER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31T00:00:00">
            <text:p>12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1T00:00:00">
            <text:p>3/21/2006</text:p>
          </table:table-cell>
          <table:table-cell table:style-name="ce21" office:value-type="string">
            <text:p>COMPUTER INVASION OF PRIVAC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3T00:00:00">
            <text:p>1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AFTON 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RAFTON 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1T00:00:00">
            <text:p>11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4T00:00:00">
            <text:p>2/14/2006</text:p>
          </table:table-cell>
          <table:table-cell table:style-name="ce21" office:value-type="string">
            <text:p>PORNOGRAPHY/OBSCENE MATERIAL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5-10-27T00:00:00">
            <text:p>10/27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ILSHAM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BOU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RRIS GROV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RRIS GROV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HITE OAK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WTHORNE POI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RTHSTO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RTHSTO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RTHSTO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DGES COV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HAVEN</text:p>
          </table:table-cell>
        </table:table-row>
        <table:table-row table:style-name="ro2">
          <table:table-cell table:style-name="ce24" office:value-type="date" office:date-value="1999-12-31T00:00:00">
            <text:p>12/31/1999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HODGES COV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HAVEN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LY POINT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LYWOOD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OLLYWOOD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LYWOOD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OLLYWOOD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OLLYWOOD ESTATES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POSSESS FIREARM ON SCHOOL PROPERTY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4T00:00:00">
            <text:p>2/14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UDGINS FARM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4" office:value-type="date" office:date-value="2005-12-31T00:00:00">
            <text:p>12/31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HUDGINS FARM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BIS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ACOB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JACOBS SPRINGS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JACOB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JACOBS SPRINGS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AN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NNING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HIP POINT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JETHRO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JOE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ASTELLOW HEIGHTS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JONADAB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ONADAB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NADAB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JONADAB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3-19T00:00:00">
            <text:p>3/19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JONADAB ROAD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JONADAB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USTI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STI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STI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STI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1-03T00:00:00">
            <text:p>1/3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JUSTI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KARLEY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ARLEY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INGS 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NGS 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 GRA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OWARDS LANDING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KINGS GRA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OWARDS LANDING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GS GRA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OWARDS LANDING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TT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OVE HOME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KITT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OVE HOMES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RISTI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RESTWOODS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AKE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AKE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WOOD CIR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FORREST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ND GRA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LANDING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LARCHWOO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RKIN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RKIN WOODS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ARKIN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RKIN WOODS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AUREL PATH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UREL PATH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VELFIELD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LEVELFIELD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4-06T00:00:00">
            <text:p>4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VELFIELD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1-06T00:00:00">
            <text:p>1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VELFIELD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NDSAY LANDING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LINDSAY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N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2-12T00:00:00">
            <text:p>2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OKOUT POI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LO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O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O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RNA DOO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RNA DOO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4" office:value-type="date" office:date-value="2006-12-31T00:00:00">
            <text:p>12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YN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OOPERS LANDING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YN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OOPERS LANDING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YN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COOPERS LANDING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LLAR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LLAR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NCHESTER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MANCHESTER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NCHESTER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MARLIN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ILL COVE ESTATES</text:p>
          </table:table-cell>
        </table:table-row>
        <table:table-row table:style-name="ro2">
          <table:table-cell table:style-name="ce24" office:value-type="date" office:date-value="2006-02-15T00:00:00">
            <text:p>2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S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ADOWFIEL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ADOWFIEL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EADOWFIEL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ADOWFIEL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ADOWFIEL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ADOW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VIEW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ADOW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VIEW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EADOW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VIEW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ELOD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LODY HEIGHTS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MIDD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TERFIELD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DD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TERFIELD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IDD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TERFIELD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MIDD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TERFIELD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M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NARCH GLD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ATHAN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ELSON 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NELSON 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WSOM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NOBLES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HIP POINT LANDING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BEACH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BEACH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NORTH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ARE PROFESSIONAL PARK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NORTH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ARE PROFESSIONAL PARK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ORTH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ARE PROFESSIONAL PARK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NORTH FERN COV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NORTH FERN COV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ORTH FERN COV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ORTH JOSHUA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JACOBS SPRINGS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NORTH 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NORTH 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OLD HOUSE POINT CIR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OLD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2T00:00:00">
            <text:p>2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OBJECT SEXUAL PENETRATION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5T00:00:00">
            <text:p>2/15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3T00:00:00">
            <text:p>1/23/2006</text:p>
          </table:table-cell>
          <table:table-cell table:style-name="ce21" office:value-type="string">
            <text:p>FAMILY OFFENSE, NONVIOLENT, CHILD ENDANGERMENT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FAMILY OFFENSE, NONVIOLENT, CHILD ENDANGERMENT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-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OLD YORK-HAMPTON HWY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ORCHARD VIEW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CHARD VIEW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3T00:00:00">
            <text:p>9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30T00:00:00">
            <text:p>8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3T00:00:00">
            <text:p>5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5-08-31T00:00:00">
            <text:p>8/3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VIEW</text:p>
          </table:table-cell>
        </table:table-row>
        <table:table-row table:style-name="ro2">
          <table:table-cell table:style-name="ce24" office:value-type="date" office:date-value="2006-07-21T00:00:00">
            <text:p>7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EADOWVIEW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DRUGS, PWID COCAIN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ARADISE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VILLAGE GREEN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ADISE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VILLAGE GREEN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ARADISE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VILLAGE GREEN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ATRICKS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PATRICKS CREE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ENN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RDUE COURT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PICCADILLY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PICCADILLY LOOP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03T00:00:00">
            <text:p>5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RECKLESS HANDLING OF FIREARM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HURS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NORTH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HURS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HURST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TRE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TRE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PINETRE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3-14T00:00:00">
            <text:p>3/14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PINETRE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PINETRE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TRE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MANUF, POSSESS, USE EXPLOSIVE MATERIAL, DEVIC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REMOVE, ALTER SERIAL NUMBER ON FIREARM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TAIL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POND VIEW R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RAINBROOK VILLAS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PLAR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POPLAR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PLAR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OPLAR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11T00:00:00">
            <text:p>9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7-17T00:00:00">
            <text:p>7/1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7-09T00:00:00">
            <text:p>7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VIDEN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ROVIDENCE GROVE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ROVIDEN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ROVIDENCE GROVE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AI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NDOLPH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ANDOLPH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VENWO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DOUBT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EDOUBT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DOUBT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REDOUBT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RESOLUTION DRIVE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2T00:00:00">
            <text:p>7/12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DISCHARGE FIREARM OR MISSILE IN/AT OCCUPIED BLDG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SEWO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ROSEWOOD PLACE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FALCON CREST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FALCON CREST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FALCON CREST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USTLING OAK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NDBOX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31T00:00:00">
            <text:p>12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OTCH TOM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GULL POIN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NTRY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VEN HOLLY`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EVEN HOLLYS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VEN HOLLY`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EVEN HOLLYS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EE SQUARE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EE SQUARE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EAHS VALE</text:p>
          </table:table-cell>
        </table:table-row>
        <table:table-row table:style-name="ro2">
          <table:table-cell table:style-name="ce24" office:value-type="date" office:date-value="1972-12-31T00:00:00">
            <text:p>12/31/1972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OWLATER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1-21T00:00:00">
            <text:p>11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SOMERSET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RCROFT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OMERSET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ARCROFT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ONGBIRD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NGBIRD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OUTH MARGARET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OUVERAIN LAND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ENC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ENC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PENC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ENC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PENC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TAGECOACH WATCH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TILLWAT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TILLWAT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ILLWATER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LIK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ULIK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14T00:00:00">
            <text:p>3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WAN TAVERN RIS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TANNIN BARK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ERREBONNE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ERREBONNE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ERREBONNE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ERRY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ROSEWOOD PLACE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EWKESBURY QU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WKESBURY QU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THREE NOTCHE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THREE NOTCHE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THREE NOTCHE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GNOR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GNOR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IMBERLINE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RAINBROOK VILLAS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TIMBERLINE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RAINBROOK VILLAS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TIMBERLINE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RAINBROOK VILLAS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REVOR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EVOR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REVOR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EVOR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EVOR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WO TURKEY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VICTORY ROAD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LAKEVIEW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VICTO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VIEW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VICTO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VIEW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INCEST </text:p>
          </table:table-cell>
          <table:table-cell table:style-name="ce22" office:value-type="string">
            <text:p>VICTORY ROAD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LAKEVIEW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RGINIA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RGINIA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RGINIA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RGINIA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2-26T00:00:00">
            <text:p>2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RGINIA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ORT MEYERS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INWRIGHTS BEN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INWRIGHTS BEN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5-01-01T00:00:00">
            <text:p>1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INWRIGHTS BEN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TERS LAN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REHOUSE CRS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AREHOUSE CRS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ASHINGTON SQUARE DRIVE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THE LAKES AT DARE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MA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9-03T00:00:00">
            <text:p>9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MA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MA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2-26T00:00:00">
            <text:p>2/2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WATERVIEW ROAD </text:p>
          </table:table-cell>
          <table:table-cell table:style-name="ce25" office:value-type="float" office:value="23692">
            <text:p>23692</text:p>
          </table:table-cell>
          <table:table-cell table:style-name="ce23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ATERVIEW TERRACE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EST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EST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WETHERSFIELD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ARF ROW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WHARF ROW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WHARF ROW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HARF ROW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SCOTCH TOMS WOOD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WHISPERING PINE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3-16T00:00:00">
            <text:p>3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SPERING PINE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THEFT OR RECEIPT OF STOLEN FIREARM </text:p>
          </table:table-cell>
          <table:table-cell table:style-name="ce21" office:value-type="string">
            <text:p>WHISPERING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HISPERING PINES</text:p>
          </table:table-cell>
        </table:table-row>
        <table:table-row table:style-name="ro2">
          <table:table-cell table:style-name="ce24" office:value-type="date" office:date-value="2006-04-06T00:00:00">
            <text:p>4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SPERING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HISPERING PINES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SPERING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HISPERING PINES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WILD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HURST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D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HURST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D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PINEHURST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 FORREST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DERS POND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TEMPORARY DETENTION ORDER </text:p>
          </table:table-cell>
          <table:table-cell table:style-name="ce21" office:value-type="string">
            <text:p>WIND FORREST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DERS POND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IND FORREST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DERS POND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ERS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DERS POND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ERS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DERS POND</text:p>
          </table:table-cell>
        </table:table-row>
        <table:table-row table:style-name="ro2">
          <table:table-cell table:style-name="ce24" office:value-type="date" office:date-value="2006-02-26T00:00:00">
            <text:p>2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ERS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DERS POND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WOLF TRAP ROAD </text:p>
          </table:table-cell>
          <table:table-cell table:style-name="ce25" office:value-type="float" office:value="23692">
            <text:p>23692</text:p>
          </table:table-cell>
          <table:table-cell table:style-name="ce21"/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WOLF TRAP ROAD </text:p>
          </table:table-cell>
          <table:table-cell table:style-name="ce25" office:value-type="float" office:value="23692">
            <text:p>23692</text:p>
          </table:table-cell>
          <table:table-cell table:style-name="ce21"/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ODLAKE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WINDERS POND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WORMLEY CREE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ORMLEY CREE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Y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ARE COVES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CROSS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 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YORK 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MANOR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MANOR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MANOR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LAKESIDE MANOR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2-26T00:00:00">
            <text:p>2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2-26T00:00:00">
            <text:p>2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QUARTERMARSH ESTATES</text:p>
          </table:table-cell>
        </table:table-row>
        <table:table-row table:style-name="ro2">
          <table:table-cell table:style-name="ce24" office:value-type="date" office:date-value="2006-03-21T00:00:00">
            <text:p>3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-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-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string">
            <text:p>EDGEHIL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